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Omaha (6-13, 3-3 SL)</text:p>
          </table:table-cell>
          <table:table-cell office:value-type="string">
            <text:p>19</text:p>
          </table:table-cell>
          <table:table-cell office:value-type="string">
            <text:p>31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North Dakota State (13-5, 4-2 SL)</text:p>
          </table:table-cell>
          <table:table-cell office:value-type="string">
            <text:p>25</text:p>
          </table:table-cell>
          <table:table-cell office:value-type="string">
            <text:p>33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Omah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7</text:p>
          </table:table-cell>
          <table:table-cell office:value-type="string">
            <text:p>45</text:p>
          </table:table-cell>
          <table:table-cell office:value-type="string">
            <text:p>.133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20</text:p>
          </table:table-cell>
          <table:table-cell office:value-type="string">
            <text:p>12</text:p>
          </table:table-cell>
          <table:table-cell office:value-type="string">
            <text:p>66</text:p>
          </table:table-cell>
          <table:table-cell office:value-type="string">
            <text:p>.121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34</text:p>
          </table:table-cell>
          <table:table-cell office:value-type="string">
            <text:p>-.029</text:p>
          </table:table-cell>
        </table:table-row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5</text:p>
          </table:table-cell>
          <table:table-cell office:value-type="string">
            <text:p>37</text:p>
          </table:table-cell>
          <table:table-cell office:value-type="string">
            <text:p>.189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6</text:p>
          </table:table-cell>
          <table:table-cell office:value-type="string">
            <text:p>63</text:p>
          </table:table-cell>
          <table:table-cell office:value-type="string">
            <text:p>.17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 office:value-type="string">
            <text:p>36</text:p>
          </table:table-cell>
          <table:table-cell office:value-type="string">
            <text:p>.278</text:p>
          </table:table-cell>
        </table:table-row>
      </table:table>
      <table:table table:name="Sheet 2">
        <table:table-row>
          <table:table-cell office:value-type="string">
            <text:p>Omah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ydney O'Shaughnessy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.250</text:p>
          </table:table-cell>
          <table:table-cell office:value-type="string">
            <text:p>3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Abby Bergsten 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4</text:p>
          </table:table-cell>
          <table:table-cell office:value-type="string">
            <text:p>34</text:p>
          </table:table-cell>
          <table:table-cell office:value-type="string">
            <text:p>.20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Chloe Dousette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43</text:p>
          </table:table-cell>
          <table:table-cell office:value-type="string">
            <text:p>-.116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Bella Sade 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5</text:p>
          </table:table-cell>
          <table:table-cell office:value-type="string">
            <text:p>24</text:p>
          </table:table-cell>
          <table:table-cell office:value-type="string">
            <text:p>.29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Abigayle Meyer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-.1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Anna Blaschko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.17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manda Conlin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5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Gessica Gdowski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Kelli Nee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9</text:p>
          </table:table-cell>
          <table:table-cell office:value-type="string">
            <text:p>26</text:p>
          </table:table-cell>
          <table:table-cell office:value-type="string">
            <text:p>145</text:p>
          </table:table-cell>
          <table:table-cell office:value-type="string">
            <text:p>.090</text:p>
          </table:table-cell>
          <table:table-cell office:value-type="string">
            <text:p>36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67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6.0</text:p>
          </table:table-cell>
        </table:table-row>
      </table:table>
      <table:table table:name="Sheet 3"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Jessica Jorgensen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22</text:p>
          </table:table-cell>
          <table:table-cell office:value-type="string">
            <text:p>.18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lie Mauch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.4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Brianna Rasmusson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.571</text:p>
          </table:table-cell>
          <table:table-cell office:value-type="string">
            <text:p>3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cKenzie Burke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31</text:p>
          </table:table-cell>
          <table:table-cell office:value-type="string">
            <text:p>.06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Alex Erickson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Abbi Klos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lla Lien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.38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Alexis Bachmeier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-.2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Erika Gelzinyte 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34</text:p>
          </table:table-cell>
          <table:table-cell office:value-type="string">
            <text:p>.11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ilee McGowa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ikaela Purnell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4</text:p>
          </table:table-cell>
          <table:table-cell office:value-type="string">
            <text:p>16</text:p>
          </table:table-cell>
          <table:table-cell office:value-type="string">
            <text:p>136</text:p>
          </table:table-cell>
          <table:table-cell office:value-type="string">
            <text:p>.206</text:p>
          </table:table-cell>
          <table:table-cell office:value-type="string">
            <text:p>41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69</text:p>
          </table:table-cell>
          <table:table-cell office:value-type="string">
            <text:p>6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57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